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2">
            <text:p>KIA-19242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888.0">
            <text:p>6888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1">
            <text:p>-7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4157">
            <text:p>KIA-24157</text:p>
          </table:table-cell>
          <table:table-cell office:value-type="float" office:value="54.07">
            <text:p>54.07</text:p>
          </table:table-cell>
          <table:table-cell office:value-type="float" office:value="10.87">
            <text:p>10.87</text:p>
          </table:table-cell>
          <table:table-cell office:value-type="float" office:value="6590.0">
            <text:p>6590.0</text:p>
          </table:table-cell>
          <table:table-cell office:value-type="float" office:value="41.0">
            <text:p>41.0</text:p>
          </table:table-cell>
          <table:table-cell office:value-type="string" office:value="Arctica islandica">
            <text:p>Arctica islandic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46">
            <text:p>-25.4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ardersEtal2005,RosentauEtal2021">
            <text:p>HardersEtal2005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4158">
            <text:p>KIA-24158</text:p>
          </table:table-cell>
          <table:table-cell office:value-type="float" office:value="54.07">
            <text:p>54.07</text:p>
          </table:table-cell>
          <table:table-cell office:value-type="float" office:value="10.87">
            <text:p>10.87</text:p>
          </table:table-cell>
          <table:table-cell office:value-type="float" office:value="8677.0">
            <text:p>8677.0</text:p>
          </table:table-cell>
          <table:table-cell office:value-type="float" office:value="55.0">
            <text:p>55.0</text:p>
          </table:table-cell>
          <table:table-cell office:value-type="string" office:value="Hydrobia ulvae in lake marl">
            <text:p>Hydrobia ulvae in 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66">
            <text:p>-25.66</text:p>
          </table:table-cell>
          <table:table-cell office:value-type="float" office:value="0.500499750249688">
            <text:p>0.500499750249688</text:p>
          </table:table-cell>
          <table:table-cell office:value-type="float" office:value="0.500499750249688">
            <text:p>0.500499750249688</text:p>
          </table:table-cell>
          <table:table-cell office:value-type="string" office:value="HardersEtal2005,RosentauEtal2021">
            <text:p>HardersEtal2005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323">
            <text:p>KIA-19323</text:p>
          </table:table-cell>
          <table:table-cell office:value-type="float" office:value="54.05">
            <text:p>54.05</text:p>
          </table:table-cell>
          <table:table-cell office:value-type="float" office:value="11.46">
            <text:p>11.46</text:p>
          </table:table-cell>
          <table:table-cell office:value-type="float" office:value="7022.0">
            <text:p>7022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4">
            <text:p>-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3">
            <text:p>KIA-19243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916.0">
            <text:p>6916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7">
            <text:p>-7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1">
            <text:p>KIA-19241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14.0">
            <text:p>7014.0</text:p>
          </table:table-cell>
          <table:table-cell office:value-type="float" office:value="36.0">
            <text:p>3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2">
            <text:p>-7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38">
            <text:p>KIA-20438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50.0">
            <text:p>7150.0</text:p>
          </table:table-cell>
          <table:table-cell office:value-type="float" office:value="31.0">
            <text:p>31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8210">
            <text:p>KIA-18210</text:p>
          </table:table-cell>
          <table:table-cell office:value-type="float" office:value="54.05">
            <text:p>54.05</text:p>
          </table:table-cell>
          <table:table-cell office:value-type="float" office:value="11.45">
            <text:p>11.45</text:p>
          </table:table-cell>
          <table:table-cell office:value-type="float" office:value="6882.0">
            <text:p>6882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8209">
            <text:p>KIA-18209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969.0">
            <text:p>6969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7">
            <text:p>-7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6007">
            <text:p>KIA-26007</text:p>
          </table:table-cell>
          <table:table-cell office:value-type="float" office:value="54.04">
            <text:p>54.04</text:p>
          </table:table-cell>
          <table:table-cell office:value-type="float" office:value="11.51">
            <text:p>11.51</text:p>
          </table:table-cell>
          <table:table-cell office:value-type="float" office:value="7285.0">
            <text:p>7285.0</text:p>
          </table:table-cell>
          <table:table-cell office:value-type="float" office:value="35.0">
            <text:p>35.0</text:p>
          </table:table-cell>
          <table:table-cell office:value-type="string" office:value="basal peat. bulk">
            <text:p>basal 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15">
            <text:p>-1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-2002.02">
            <text:p>Ki-2002.02</text:p>
          </table:table-cell>
          <table:table-cell office:value-type="float" office:value="54.25">
            <text:p>54.25</text:p>
          </table:table-cell>
          <table:table-cell office:value-type="float" office:value="11.27">
            <text:p>11.27</text:p>
          </table:table-cell>
          <table:table-cell office:value-type="float" office:value="8030.0">
            <text:p>8030.0</text:p>
          </table:table-cell>
          <table:table-cell office:value-type="float" office:value="175.0">
            <text:p>175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6.7">
            <text:p>-26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0">
            <text:p>K-6340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8940.0">
            <text:p>8940.0</text:p>
          </table:table-cell>
          <table:table-cell office:value-type="float" office:value="155.0">
            <text:p>15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2.6">
            <text:p>-22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4">
            <text:p>K-6344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9740.0">
            <text:p>9740.0</text:p>
          </table:table-cell>
          <table:table-cell office:value-type="float" office:value="145.0">
            <text:p>14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0.1">
            <text:p>-30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-2002.01">
            <text:p>Ki-2002.01</text:p>
          </table:table-cell>
          <table:table-cell office:value-type="float" office:value="54.25">
            <text:p>54.25</text:p>
          </table:table-cell>
          <table:table-cell office:value-type="float" office:value="11.27">
            <text:p>11.27</text:p>
          </table:table-cell>
          <table:table-cell office:value-type="float" office:value="7390.0">
            <text:p>7390.0</text:p>
          </table:table-cell>
          <table:table-cell office:value-type="float" office:value="115.0">
            <text:p>115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6">
            <text:p>-26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9339">
            <text:p>KIA-9339</text:p>
          </table:table-cell>
          <table:table-cell office:value-type="float" office:value="54.21">
            <text:p>54.21</text:p>
          </table:table-cell>
          <table:table-cell office:value-type="float" office:value="11.65">
            <text:p>11.65</text:p>
          </table:table-cell>
          <table:table-cell office:value-type="float" office:value="10720.0">
            <text:p>10720.0</text:p>
          </table:table-cell>
          <table:table-cell office:value-type="float" office:value="75.0">
            <text:p>75.0</text:p>
          </table:table-cell>
          <table:table-cell office:value-type="string" office:value="Betula nana ? remains">
            <text:p>Betula nana 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3">
            <text:p>-2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9338">
            <text:p>KIA-9338</text:p>
          </table:table-cell>
          <table:table-cell office:value-type="float" office:value="54.21">
            <text:p>54.21</text:p>
          </table:table-cell>
          <table:table-cell office:value-type="float" office:value="11.65">
            <text:p>11.65</text:p>
          </table:table-cell>
          <table:table-cell office:value-type="float" office:value="10100.0">
            <text:p>10100.0</text:p>
          </table:table-cell>
          <table:table-cell office:value-type="float" office:value="60.0">
            <text:p>6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60">
            <text:p>KIA-50960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10010.0">
            <text:p>10010.0</text:p>
          </table:table-cell>
          <table:table-cell office:value-type="float" office:value="40.0">
            <text:p>40.0</text:p>
          </table:table-cell>
          <table:table-cell office:value-type="string" office:value="gastropod shell">
            <text:p>gastropod shel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8.6">
            <text:p>-28.6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59">
            <text:p>KIA-50959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9915.0">
            <text:p>9915.0</text:p>
          </table:table-cell>
          <table:table-cell office:value-type="float" office:value="40.0">
            <text:p>40.0</text:p>
          </table:table-cell>
          <table:table-cell office:value-type="string" office:value="gastropod opercula, lake marl">
            <text:p>gastropod opercula, 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8">
            <text:p>-27.8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5">
            <text:p>K-6345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510.0">
            <text:p>9510.0</text:p>
          </table:table-cell>
          <table:table-cell office:value-type="float" office:value="135.0">
            <text:p>135.0</text:p>
          </table:table-cell>
          <table:table-cell office:value-type="string" office:value="Detritus gyttja">
            <text:p>Detritus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1">
            <text:p>-28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0">
            <text:p>KIA-19240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22.0">
            <text:p>7022.0</text:p>
          </table:table-cell>
          <table:table-cell office:value-type="float" office:value="44.0">
            <text:p>4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6">
            <text:p>KIA-22876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1810.0">
            <text:p>1810.0</text:p>
          </table:table-cell>
          <table:table-cell office:value-type="float" office:value="31.0">
            <text:p>31.0</text:p>
          </table:table-cell>
          <table:table-cell office:value-type="string" office:value="seeds">
            <text:p>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2">
            <text:p>KIA-22872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895.0">
            <text:p>895.0</text:p>
          </table:table-cell>
          <table:table-cell office:value-type="float" office:value="33.0">
            <text:p>3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4">
            <text:p>KIA-22874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226.0">
            <text:p>226.0</text:p>
          </table:table-cell>
          <table:table-cell office:value-type="float" office:value="33.0">
            <text:p>3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819">
            <text:p>KIA-19819</text:p>
          </table:table-cell>
          <table:table-cell office:value-type="float" office:value="53.97">
            <text:p>53.97</text:p>
          </table:table-cell>
          <table:table-cell office:value-type="float" office:value="11.39">
            <text:p>11.39</text:p>
          </table:table-cell>
          <table:table-cell office:value-type="float" office:value="6775.0">
            <text:p>6775.0</text:p>
          </table:table-cell>
          <table:table-cell office:value-type="float" office:value="35.0">
            <text:p>35.0</text:p>
          </table:table-cell>
          <table:table-cell office:value-type="string" office:value="mr (Betula)">
            <text:p>mr (Betul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5">
            <text:p>-7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817">
            <text:p>KIA-19817</text:p>
          </table:table-cell>
          <table:table-cell office:value-type="float" office:value="53.97">
            <text:p>53.97</text:p>
          </table:table-cell>
          <table:table-cell office:value-type="float" office:value="11.39">
            <text:p>11.39</text:p>
          </table:table-cell>
          <table:table-cell office:value-type="float" office:value="885.0">
            <text:p>885.0</text:p>
          </table:table-cell>
          <table:table-cell office:value-type="float" office:value="25.0">
            <text:p>25.0</text:p>
          </table:table-cell>
          <table:table-cell office:value-type="string" office:value="mr (Betula)">
            <text:p>mr (Betul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39">
            <text:p>KIA-20439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97.0">
            <text:p>7197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0">
            <text:p>KIA-20440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290.0">
            <text:p>7290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1">
            <text:p>KIA-20441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46.0">
            <text:p>7146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2">
            <text:p>KIA-20442</text:p>
          </table:table-cell>
          <table:table-cell office:value-type="float" office:value="54.14">
            <text:p>54.14</text:p>
          </table:table-cell>
          <table:table-cell office:value-type="float" office:value="11.65">
            <text:p>11.65</text:p>
          </table:table-cell>
          <table:table-cell office:value-type="float" office:value="7229.0">
            <text:p>7229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3">
            <text:p>KIA-20443</text:p>
          </table:table-cell>
          <table:table-cell office:value-type="float" office:value="54.14">
            <text:p>54.14</text:p>
          </table:table-cell>
          <table:table-cell office:value-type="float" office:value="11.65">
            <text:p>11.65</text:p>
          </table:table-cell>
          <table:table-cell office:value-type="float" office:value="7224.0">
            <text:p>7224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4">
            <text:p>KIA-20444</text:p>
          </table:table-cell>
          <table:table-cell office:value-type="float" office:value="54.16">
            <text:p>54.16</text:p>
          </table:table-cell>
          <table:table-cell office:value-type="float" office:value="11.65">
            <text:p>11.65</text:p>
          </table:table-cell>
          <table:table-cell office:value-type="float" office:value="7464.0">
            <text:p>7464.0</text:p>
          </table:table-cell>
          <table:table-cell office:value-type="float" office:value="46.0">
            <text:p>4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88">
            <text:p>KIA-22788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919.0">
            <text:p>7919.0</text:p>
          </table:table-cell>
          <table:table-cell office:value-type="float" office:value="37.0">
            <text:p>37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2">
            <text:p>-13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89">
            <text:p>KIA-22789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788.0">
            <text:p>7788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2">
            <text:p>-13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0">
            <text:p>KIA-22790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741.0">
            <text:p>7741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3">
            <text:p>-13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1">
            <text:p>KIA-22791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33.0">
            <text:p>7133.0</text:p>
          </table:table-cell>
          <table:table-cell office:value-type="float" office:value="50.0">
            <text:p>5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7">
            <text:p>-5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3">
            <text:p>KIA-22793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6856.0">
            <text:p>6856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4">
            <text:p>KIA-22794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58.0">
            <text:p>7158.0</text:p>
          </table:table-cell>
          <table:table-cell office:value-type="float" office:value="40.0">
            <text:p>4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5">
            <text:p>KIA-22795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032.0">
            <text:p>7032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2">
            <text:p>-6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6">
            <text:p>KIA-22796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6243.0">
            <text:p>6243.0</text:p>
          </table:table-cell>
          <table:table-cell office:value-type="float" office:value="34.0">
            <text:p>3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">
            <text:p>-3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7">
            <text:p>KIA-22797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5870.0">
            <text:p>5870.0</text:p>
          </table:table-cell>
          <table:table-cell office:value-type="float" office:value="28.0">
            <text:p>2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8">
            <text:p>KIA-22798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5725.0">
            <text:p>5725.0</text:p>
          </table:table-cell>
          <table:table-cell office:value-type="float" office:value="36.0">
            <text:p>3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">
            <text:p>-1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9">
            <text:p>KIA-22799</text:p>
          </table:table-cell>
          <table:table-cell office:value-type="float" office:value="53.99">
            <text:p>53.99</text:p>
          </table:table-cell>
          <table:table-cell office:value-type="float" office:value="11.37">
            <text:p>11.37</text:p>
          </table:table-cell>
          <table:table-cell office:value-type="float" office:value="6532.0">
            <text:p>6532.0</text:p>
          </table:table-cell>
          <table:table-cell office:value-type="float" office:value="44.0">
            <text:p>4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5">
            <text:p>-5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0">
            <text:p>KIA-22800</text:p>
          </table:table-cell>
          <table:table-cell office:value-type="float" office:value="53.99">
            <text:p>53.99</text:p>
          </table:table-cell>
          <table:table-cell office:value-type="float" office:value="11.37">
            <text:p>11.37</text:p>
          </table:table-cell>
          <table:table-cell office:value-type="float" office:value="6319.0">
            <text:p>6319.0</text:p>
          </table:table-cell>
          <table:table-cell office:value-type="float" office:value="43.0">
            <text:p>4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5">
            <text:p>-5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3">
            <text:p>KIA-22803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154.0">
            <text:p>7154.0</text:p>
          </table:table-cell>
          <table:table-cell office:value-type="float" office:value="41.0">
            <text:p>41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4">
            <text:p>KIA-22804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90.0">
            <text:p>7090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6">
            <text:p>KIA-22866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791.0">
            <text:p>4791.0</text:p>
          </table:table-cell>
          <table:table-cell office:value-type="float" office:value="33.0">
            <text:p>33.0</text:p>
          </table:table-cell>
          <table:table-cell office:value-type="string" office:value="seeds">
            <text:p>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7">
            <text:p>KIA-22867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624.0">
            <text:p>4624.0</text:p>
          </table:table-cell>
          <table:table-cell office:value-type="float" office:value="45.0">
            <text:p>4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5">
            <text:p>-3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8">
            <text:p>KIA-22868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466.0">
            <text:p>4466.0</text:p>
          </table:table-cell>
          <table:table-cell office:value-type="float" office:value="37.0">
            <text:p>37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9">
            <text:p>KIA-22869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3918.0">
            <text:p>3918.0</text:p>
          </table:table-cell>
          <table:table-cell office:value-type="float" office:value="57.0">
            <text:p>57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0">
            <text:p>KIA-22870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3664.0">
            <text:p>3664.0</text:p>
          </table:table-cell>
          <table:table-cell office:value-type="float" office:value="80.0">
            <text:p>8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1">
            <text:p>KIA-22871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1707.0">
            <text:p>1707.0</text:p>
          </table:table-cell>
          <table:table-cell office:value-type="float" office:value="26.0">
            <text:p>26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3">
            <text:p>KIA-22873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90.0">
            <text:p>490.0</text:p>
          </table:table-cell>
          <table:table-cell office:value-type="float" office:value="23.0">
            <text:p>2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5">
            <text:p>KIA-22875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535.0">
            <text:p>535.0</text:p>
          </table:table-cell>
          <table:table-cell office:value-type="float" office:value="23.0">
            <text:p>2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5000000000000002">
            <text:p>0.0500000000000000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2">
            <text:p>KIA-22792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6842.0">
            <text:p>6842.0</text:p>
          </table:table-cell>
          <table:table-cell office:value-type="float" office:value="27.0">
            <text:p>27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58">
            <text:p>KIA-50958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8595.0">
            <text:p>8595.0</text:p>
          </table:table-cell>
          <table:table-cell office:value-type="float" office:value="40.0">
            <text:p>40.0</text:p>
          </table:table-cell>
          <table:table-cell office:value-type="string" office:value="gastropod opercula, gyttja">
            <text:p>gastropod opercula,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7">
            <text:p>-27.7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5">
            <text:p>AAR-2055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10660.0">
            <text:p>10660.0</text:p>
          </table:table-cell>
          <table:table-cell office:value-type="float" office:value="90.0">
            <text:p>90.0</text:p>
          </table:table-cell>
          <table:table-cell office:value-type="string" office:value="Scorpidium scorpioides from organic detritus">
            <text:p>Scorpidium scorpioides from 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7">
            <text:p>-2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6">
            <text:p>AAR-2276</text:p>
          </table:table-cell>
          <table:table-cell office:value-type="float" office:value="54.33">
            <text:p>54.33</text:p>
          </table:table-cell>
          <table:table-cell office:value-type="float" office:value="11.98">
            <text:p>11.98</text:p>
          </table:table-cell>
          <table:table-cell office:value-type="float" office:value="1710.0">
            <text:p>1710.0</text:p>
          </table:table-cell>
          <table:table-cell office:value-type="float" office:value="70.0">
            <text:p>7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7">
            <text:p>-1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7">
            <text:p>AAR-2277</text:p>
          </table:table-cell>
          <table:table-cell office:value-type="float" office:value="54.35">
            <text:p>54.35</text:p>
          </table:table-cell>
          <table:table-cell office:value-type="float" office:value="11.88">
            <text:p>11.88</text:p>
          </table:table-cell>
          <table:table-cell office:value-type="float" office:value="6960.0">
            <text:p>6960.0</text:p>
          </table:table-cell>
          <table:table-cell office:value-type="float" office:value="90.0">
            <text:p>9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6">
            <text:p>-1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9">
            <text:p>AAR-2279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7220.0">
            <text:p>7220.0</text:p>
          </table:table-cell>
          <table:table-cell office:value-type="float" office:value="90.0">
            <text:p>90.0</text:p>
          </table:table-cell>
          <table:table-cell office:value-type="string" office:value="Aporrhais pespelecani shell">
            <text:p>Aporrhais pespelecan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8">
            <text:p>AAR-2278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6610.0">
            <text:p>6610.0</text:p>
          </table:table-cell>
          <table:table-cell office:value-type="float" office:value="100.0">
            <text:p>100.0</text:p>
          </table:table-cell>
          <table:table-cell office:value-type="string" office:value="Arctica islandica shell">
            <text:p>Arc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4">
            <text:p>AAR-2054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9680.0">
            <text:p>9680.0</text:p>
          </table:table-cell>
          <table:table-cell office:value-type="float" office:value="90.0">
            <text:p>9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8">
            <text:p>-24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15">
            <text:p>AAR-1915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10360.0">
            <text:p>10360.0</text:p>
          </table:table-cell>
          <table:table-cell office:value-type="float" office:value="100.0">
            <text:p>100.0</text:p>
          </table:table-cell>
          <table:table-cell office:value-type="string" office:value="Betula nana leaves">
            <text:p>Betula nana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1">
            <text:p>-29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16">
            <text:p>AAR-1916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900.0">
            <text:p>9900.0</text:p>
          </table:table-cell>
          <table:table-cell office:value-type="float" office:value="160.0">
            <text:p>16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8">
            <text:p>AAR-2058</text:p>
          </table:table-cell>
          <table:table-cell office:value-type="float" office:value="54.35">
            <text:p>54.35</text:p>
          </table:table-cell>
          <table:table-cell office:value-type="float" office:value="11.88">
            <text:p>11.88</text:p>
          </table:table-cell>
          <table:table-cell office:value-type="float" office:value="9570.0">
            <text:p>9570.0</text:p>
          </table:table-cell>
          <table:table-cell office:value-type="float" office:value="100.0">
            <text:p>100.0</text:p>
          </table:table-cell>
          <table:table-cell office:value-type="string" office:value="Carex? remains">
            <text:p>Carex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0.9">
            <text:p>-20.9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374">
            <text:p>AAR-2374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270.0">
            <text:p>9270.0</text:p>
          </table:table-cell>
          <table:table-cell office:value-type="float" office:value="110.0">
            <text:p>11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3">
            <text:p>-2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6">
            <text:p>AAR-2056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9520.0">
            <text:p>9520.0</text:p>
          </table:table-cell>
          <table:table-cell office:value-type="float" office:value="100.0">
            <text:p>100.0</text:p>
          </table:table-cell>
          <table:table-cell office:value-type="string" office:value="Urtica? remains">
            <text:p>Urtica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5">
            <text:p>-2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24">
            <text:p>AAR-1924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10300.0">
            <text:p>10300.0</text:p>
          </table:table-cell>
          <table:table-cell office:value-type="float" office:value="140.0">
            <text:p>14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1">
            <text:p>-2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4212">
            <text:p>AAR-4212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9220.0">
            <text:p>9220.0</text:p>
          </table:table-cell>
          <table:table-cell office:value-type="float" office:value="70.0">
            <text:p>7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2.5">
            <text:p>-22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25">
            <text:p>AAR-1925</text:p>
          </table:table-cell>
          <table:table-cell office:value-type="float" office:value="54.35">
            <text:p>54.35</text:p>
          </table:table-cell>
          <table:table-cell office:value-type="float" office:value="11.94">
            <text:p>11.94</text:p>
          </table:table-cell>
          <table:table-cell office:value-type="float" office:value="10700.0">
            <text:p>10700.0</text:p>
          </table:table-cell>
          <table:table-cell office:value-type="float" office:value="170.0">
            <text:p>170.0</text:p>
          </table:table-cell>
          <table:table-cell office:value-type="string" office:value="Menyanthes trifoliata seeds">
            <text:p>Menyanthes trifoliata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